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422B780E260391849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563cm" svg:height="12.463cm" svg:x="0.025cm" svg:y="0.155cm">
          <draw:image xlink:href="Pictures/10000000000003E8000002422B780E2603918490.jpg" xlink:type="simple" xlink:show="embed" xlink:actuate="onLoad" loext:mime-type="image/jpeg">
            <text:p/>
          </draw:image>
        </draw:frame>
        <draw:line draw:style-name="gr2" draw:text-style-name="P2" draw:layer="layout" svg:x1="12.208cm" svg:y1="4.606cm" svg:x2="8.509cm" svg:y2="1.39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1T10:28:49.720709392</dc:date>
    <meta:editing-duration>PT3M51S</meta:editing-duration>
    <meta:editing-cycles>3</meta:editing-cycles>
    <meta:generator>LibreOffice/6.4.5.2$Linux_X86_64 LibreOffice_project/40$Build-2</meta:generator>
    <meta:document-statistic meta:object-count="2"/>
  </office:meta>
</office:document-meta>
</file>